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0.522cm" fo:min-width="5.335cm" fo:padding-top="0.177cm" fo:padding-bottom="0.177cm" fo:padding-left="0.302cm" fo:padding-right="0.30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02cm"/>
      <style:paragraph-properties style:writing-mode="lr-tb"/>
    </style:style>
    <style:style style:name="gr4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0.793cm" fo:min-width="2.765cm" fo:padding-top="0.177cm" fo:padding-bottom="0.177cm" fo:padding-left="0.302cm" fo:padding-right="0.302cm"/>
      <style:paragraph-properties style:writing-mode="lr-tb"/>
    </style:style>
    <style:style style:name="gr5" style:family="graphic" style:parent-style-name="objectwithoutfill">
      <style:graphic-properties svg:stroke-width="0.106cm" draw:marker-start-width="0.359cm" draw:marker-end="Arrowheads_20_2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106cm" draw:marker-start-width="0.359cm" draw:marker-end="Arrowheads_20_3" draw:marker-end-width="0.4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0.986cm" fo:min-width="5.82cm" fo:padding-top="0.177cm" fo:padding-bottom="0.177cm" fo:padding-left="0.302cm" fo:padding-right="0.302cm"/>
      <style:paragraph-properties style:writing-mode="lr-tb"/>
    </style:style>
    <style:style style:name="gr8" style:family="graphic" style:parent-style-name="objectwithoutfill">
      <style:graphic-properties svg:stroke-width="0.106cm" draw:marker-start-width="0.359cm" draw:marker-end="Arrowheads_20_4" draw:marker-end-width="0.4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draw:marker-start-width="0.359cm" draw:marker-end="Arrowheads_20_5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0.393cm" fo:min-width="5.884cm" fo:padding-top="0.177cm" fo:padding-bottom="0.177cm" fo:padding-left="0.302cm" fo:padding-right="0.302cm"/>
      <style:paragraph-properties style:writing-mode="lr-tb"/>
    </style:style>
    <style:style style:name="gr11" style:family="graphic" style:parent-style-name="objectwithoutfill">
      <style:graphic-properties svg:stroke-width="0.106cm" draw:marker-start-width="0.359cm" draw:marker-end="Arrowheads_20_6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draw:marker-start-width="0.359cm" draw:marker-end="Arrowheads_20_7" draw:marker-end-width="0.459cm" draw:fill="none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draw:stroke="dash" draw:stroke-dash="Dot" svg:stroke-width="0.081cm" draw:marker-start-width="0.322cm" draw:marker-end-width="0.322cm" svg:stroke-linecap="butt" draw:fill="none" draw:textarea-vertical-align="middle" fo:padding-top="0.166cm" fo:padding-bottom="0.166cm" fo:padding-left="0.291cm" fo:padding-right="0.291cm"/>
    </style:style>
    <style:style style:name="gr14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0.34cm" fo:min-width="4.394cm" fo:padding-top="0.177cm" fo:padding-bottom="0.177cm" fo:padding-left="0.302cm" fo:padding-right="0.302cm"/>
      <style:paragraph-properties style:writing-mode="lr-tb"/>
    </style:style>
    <style:style style:name="gr15" style:family="graphic" style:parent-style-name="objectwithoutfill">
      <style:graphic-properties svg:stroke-width="0.106cm" draw:marker-start-width="0.359cm" draw:marker-end="Arrowheads_20_8" draw:marker-end-width="0.459cm" draw:fill="none" draw:textarea-vertical-align="middle" fo:padding-top="0.178cm" fo:padding-bottom="0.178cm" fo:padding-left="0.303cm" fo:padding-right="0.303cm"/>
    </style:style>
    <style:style style:name="gr16" style:family="graphic" style:parent-style-name="objectwithoutfill">
      <style:graphic-properties svg:stroke-width="0.106cm" draw:marker-start-width="0.359cm" draw:marker-end="Arrowheads_20_9" draw:marker-end-width="0.459cm" draw:fill="none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0.34cm" fo:min-width="5.01cm" fo:padding-top="0.177cm" fo:padding-bottom="0.177cm" fo:padding-left="0.302cm" fo:padding-right="0.302cm"/>
      <style:paragraph-properties style:writing-mode="lr-tb"/>
    </style:style>
    <style:style style:name="gr18" style:family="graphic" style:parent-style-name="objectwithoutfill">
      <style:graphic-properties svg:stroke-width="0.106cm" draw:marker-start-width="0.359cm" draw:marker-end="Arrowheads_20_10" draw:marker-end-width="0.459cm" draw:fill="none" draw:textarea-vertical-align="middle" fo:padding-top="0.178cm" fo:padding-bottom="0.178cm" fo:padding-left="0.303cm" fo:padding-right="0.303cm"/>
    </style:style>
    <style:style style:name="gr19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top" draw:auto-grow-height="false" fo:min-height="8.823cm" fo:min-width="22.217cm" fo:padding-top="0.177cm" fo:padding-bottom="0.177cm" fo:padding-left="0.302cm" fo:padding-right="0.302cm"/>
      <style:paragraph-properties style:writing-mode="lr-tb"/>
    </style:style>
    <style:style style:name="gr20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top" draw:auto-grow-height="false" fo:min-height="12.252cm" fo:min-width="21.845cm" fo:padding-top="0.177cm" fo:padding-bottom="0.177cm" fo:padding-left="0.302cm" fo:padding-right="0.302cm"/>
      <style:paragraph-properties style:writing-mode="lr-tb"/>
    </style:style>
    <style:style style:name="gr21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top" draw:auto-grow-height="false" fo:min-height="8.921cm" fo:min-width="22.207cm" fo:padding-top="0.177cm" fo:padding-bottom="0.177cm" fo:padding-left="0.302cm" fo:padding-right="0.30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1.423cm"/>
      <style:paragraph-properties style:writing-mode="lr-tb"/>
    </style:style>
    <style:style style:name="gr23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3.565cm" fo:min-width="5.324cm" fo:padding-top="0.177cm" fo:padding-bottom="0.177cm" fo:padding-left="0.302cm" fo:padding-right="0.302cm"/>
      <style:paragraph-properties style:writing-mode="lr-tb"/>
    </style:style>
    <style:style style:name="gr24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2.991cm" fo:min-width="7.607cm" fo:padding-top="0.177cm" fo:padding-bottom="0.177cm" fo:padding-left="0.302cm" fo:padding-right="0.302cm"/>
      <style:paragraph-properties style:writing-mode="lr-tb"/>
    </style:style>
    <style:style style:name="gr25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1.938cm" fo:min-width="7.721cm" fo:padding-top="0.177cm" fo:padding-bottom="0.177cm" fo:padding-left="0.302cm" fo:padding-right="0.302cm"/>
      <style:paragraph-properties style:writing-mode="lr-tb"/>
    </style:style>
    <style:style style:name="gr26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5.782cm" fo:min-width="10.799cm" fo:padding-top="0.177cm" fo:padding-bottom="0.177cm" fo:padding-left="0.302cm" fo:padding-right="0.302cm"/>
      <style:paragraph-properties style:writing-mode="lr-tb"/>
    </style:style>
    <style:style style:name="gr27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3.084cm" fo:min-width="11.089cm" fo:padding-top="0.177cm" fo:padding-bottom="0.177cm" fo:padding-left="0.302cm" fo:padding-right="0.302cm"/>
      <style:paragraph-properties style:writing-mode="lr-tb"/>
    </style:style>
    <style:style style:name="gr28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4.468cm" fo:min-width="5.444cm" fo:padding-top="0.177cm" fo:padding-bottom="0.177cm" fo:padding-left="0.302cm" fo:padding-right="0.302cm"/>
      <style:paragraph-properties style:writing-mode="lr-tb"/>
    </style:style>
    <style:style style:name="gr29" style:family="graphic" style:parent-style-name="objectwithoutfill">
      <style:graphic-properties svg:stroke-width="0.106cm" draw:marker-start-width="0.359cm" draw:marker-end="Arrowheads_20_11" draw:marker-end-width="0.459cm" draw:fill="none" draw:textarea-vertical-align="middle" fo:padding-top="0.178cm" fo:padding-bottom="0.178cm" fo:padding-left="0.303cm" fo:padding-right="0.303cm"/>
    </style:style>
    <style:style style:name="gr30" style:family="graphic" style:parent-style-name="objectwithoutfill">
      <style:graphic-properties svg:stroke-width="0.106cm" draw:marker-start-width="0.359cm" draw:marker-end="Arrowheads_20_12" draw:marker-end-width="0.459cm" draw:fill="none" draw:textarea-vertical-align="middle" fo:padding-top="0.178cm" fo:padding-bottom="0.178cm" fo:padding-left="0.303cm" fo:padding-right="0.303cm"/>
    </style:style>
    <style:style style:name="gr31" style:family="graphic" style:parent-style-name="objectwithoutfill">
      <style:graphic-properties svg:stroke-width="0.106cm" draw:marker-start-width="0.359cm" draw:marker-end="Arrowheads_20_13" draw:marker-end-width="0.459cm" draw:fill="none" draw:textarea-vertical-align="middle" fo:padding-top="0.178cm" fo:padding-bottom="0.178cm" fo:padding-left="0.303cm" fo:padding-right="0.303cm"/>
    </style:style>
    <style:style style:name="gr32" style:family="graphic" style:parent-style-name="objectwithoutfill">
      <style:graphic-properties svg:stroke-width="0.106cm" draw:marker-start-width="0.359cm" draw:marker-end="Arrowheads_20_14" draw:marker-end-width="0.459cm" draw:fill="none" draw:textarea-vertical-align="middle" fo:padding-top="0.178cm" fo:padding-bottom="0.178cm" fo:padding-left="0.303cm" fo:padding-right="0.303cm"/>
    </style:style>
    <style:style style:name="gr33" style:family="graphic" style:parent-style-name="objectwithoutfill">
      <style:graphic-properties svg:stroke-width="0.106cm" draw:marker-start-width="0.359cm" draw:marker-end="Arrowheads_20_15" draw:marker-end-width="0.459cm" draw:fill="none" draw:textarea-vertical-align="middle" fo:padding-top="0.178cm" fo:padding-bottom="0.178cm" fo:padding-left="0.303cm" fo:padding-right="0.303cm"/>
    </style:style>
    <style:style style:name="gr34" style:family="graphic" style:parent-style-name="objectwithoutfill">
      <style:graphic-properties svg:stroke-width="0.106cm" draw:marker-start-width="0.359cm" draw:marker-end="Arrowheads_20_16" draw:marker-end-width="0.459cm" draw:fill="none" draw:textarea-vertical-align="middle" fo:padding-top="0.178cm" fo:padding-bottom="0.178cm" fo:padding-left="0.303cm" fo:padding-right="0.303cm"/>
    </style:style>
    <style:style style:name="gr35" style:family="graphic" style:parent-style-name="standard">
      <style:graphic-properties draw:stroke="solid" svg:stroke-width="0.212cm" svg:stroke-color="#000000" draw:marker-start-width="0.517cm" draw:marker-end-width="0.517cm" draw:fill="none" loext:fill-use-slide-background="false" draw:textarea-horizontal-align="justify" draw:textarea-vertical-align="middle" draw:auto-grow-height="false" fo:min-height="5.265cm" fo:min-width="5.005cm" fo:padding-top="0.23cm" fo:padding-bottom="0.23cm" fo:padding-left="0.355cm" fo:padding-right="0.355cm"/>
    </style:style>
    <style:style style:name="gr36" style:family="graphic" style:parent-style-name="standard">
      <style:graphic-properties draw:stroke="solid" svg:stroke-width="0.212cm" svg:stroke-color="#000000" draw:marker-start-width="0.517cm" draw:marker-end-width="0.517cm" draw:fill="none" loext:fill-use-slide-background="false" draw:textarea-horizontal-align="justify" draw:textarea-vertical-align="middle" draw:auto-grow-height="false" fo:min-height="5.255cm" fo:min-width="5.005cm" fo:padding-top="0.23cm" fo:padding-bottom="0.23cm" fo:padding-left="0.355cm" fo:padding-right="0.355cm"/>
    </style:style>
    <style:style style:name="gr37" style:family="graphic" style:parent-style-name="standard">
      <style:graphic-properties svg:stroke-width="0.212cm" svg:stroke-color="#000000" draw:marker-start-width="0.518cm" draw:marker-end-width="0.518cm" draw:fill="none" draw:fill-color="#ffffff" loext:fill-use-slide-background="false" draw:opacity="100%" draw:textarea-horizontal-align="justify" draw:textarea-vertical-align="middle" draw:auto-grow-height="false" fo:min-height="5.465cm" fo:min-width="10.93cm" fo:padding-top="0.231cm" fo:padding-bottom="0.231cm" fo:padding-left="0.356cm" fo:padding-right="0.356cm"/>
    </style:style>
    <style:style style:name="gr38" style:family="graphic" style:parent-style-name="standard">
      <style:graphic-properties svg:stroke-width="0.212cm" svg:stroke-color="#000000" draw:marker-start-width="0.518cm" draw:marker-end-width="0.518cm" draw:fill="none" draw:fill-color="#ffffff" loext:fill-use-slide-background="false" draw:opacity="100%" draw:textarea-horizontal-align="justify" draw:textarea-vertical-align="middle" draw:auto-grow-height="false" fo:min-height="5.253cm" fo:min-width="10.718cm" fo:padding-top="0.231cm" fo:padding-bottom="0.231cm" fo:padding-left="0.356cm" fo:padding-right="0.356cm"/>
    </style:style>
    <style:style style:name="gr39" style:family="graphic" style:parent-style-name="standard">
      <style:graphic-properties draw:stroke="none" svg:stroke-color="#000000" draw:fill="none" draw:fill-color="#ffffff" draw:textarea-vertical-align="middle" fo:min-height="2.183cm"/>
      <style:paragraph-properties style:writing-mode="lr-tb"/>
    </style:style>
    <style:style style:name="gr40" style:family="graphic" style:parent-style-name="standard">
      <style:graphic-properties svg:stroke-width="0.212cm" svg:stroke-color="#000000" draw:marker-start-width="0.518cm" draw:marker-end-width="0.518cm" draw:fill="none" draw:fill-color="#ffffff" loext:fill-use-slide-background="false" draw:opacity="100%" draw:textarea-horizontal-align="justify" draw:textarea-vertical-align="middle" draw:auto-grow-height="false" fo:min-height="0.406cm" fo:min-width="0.875cm" fo:padding-top="0.231cm" fo:padding-bottom="0.231cm" fo:padding-left="0.356cm" fo:padding-right="0.356cm"/>
    </style:style>
    <style:style style:name="P1" style:family="paragraph">
      <style:paragraph-properties fo:text-align="center" style:writing-mode="lr-tb"/>
      <style:text-properties fo:font-size="16pt" style:font-size-asian="16pt" style:font-size-complex="16pt"/>
    </style:style>
    <style:style style:name="P2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weight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 style:writing-mode="lr-tb"/>
      <style:text-properties fo:font-size="16pt" style:font-size-asian="16pt" style:font-size-complex="16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6pt" style:font-size-asian="16pt" style:font-size-complex="16pt"/>
    </style:style>
    <style:style style:name="P8" style:family="paragraph">
      <loext:graphic-properties draw:fill-color="#ffffff"/>
      <style:paragraph-properties fo:text-align="start" style:writing-mode="lr-tb"/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36pt" fo:font-weight="bold" style:font-size-asian="36pt" style:font-size-complex="36pt"/>
    </style:style>
    <style:style style:name="P10" style:family="paragraph">
      <loext:graphic-properties draw:fill="none" draw:fill-color="#ffffff" draw:opacity="100%"/>
      <style:paragraph-properties fo:text-align="center"/>
    </style:style>
    <style:style style:name="P11" style:family="paragraph">
      <style:paragraph-properties fo:text-align="center"/>
      <style:text-properties fo:font-weight="normal" style:font-weight-asian="normal" style:font-weight-complex="normal"/>
    </style:style>
    <style:style style:name="P12" style:family="paragraph">
      <loext:graphic-properties draw:fill="none" draw:fill-color="#ffffff"/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6pt" fo:font-weight="bold" style:font-size-asian="36pt" style:font-size-complex="36pt"/>
    </style:style>
    <style:style style:name="T6" style:family="text">
      <style:text-properties fo:font-size="72pt" fo:font-weight="normal" style:font-size-asian="72pt" style:font-weight-asian="normal" style:font-size-complex="7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033cm" svg:height="0.97cm" svg:x="0.317cm" svg:y="2.84cm">
          <text:p text:style-name="P1"><text:span text:style-name="T1">Workstations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4.445cm" svg:height="0.962cm" svg:x="1.111cm" svg:y="0.625cm">
          <draw:text-box>
            <text:p text:style-name="P3"><text:span text:style-name="T2">Ing. Métodos</text:span></text:p>
          </draw:text-box>
        </draw:frame>
        <draw:frame draw:style-name="gr2" draw:text-style-name="P4" draw:layer="layout" svg:width="4.445cm" svg:height="0.962cm" svg:x="7.485cm" svg:y="0.635cm">
          <draw:text-box>
            <text:p text:style-name="P3"><text:span text:style-name="T2">Producción I</text:span></text:p>
          </draw:text-box>
        </draw:frame>
        <draw:frame draw:style-name="gr2" draw:text-style-name="P4" draw:layer="layout" svg:width="4.651cm" svg:height="0.962cm" svg:x="14.076cm" svg:y="0.635cm">
          <draw:text-box>
            <text:p text:style-name="P3"><text:span text:style-name="T2">Producción II</text:span></text:p>
          </draw:text-box>
        </draw:frame>
        <draw:frame draw:style-name="gr3" draw:text-style-name="P4" draw:layer="layout" svg:width="4.965cm" svg:height="1.27cm" svg:x="21.919cm" svg:y="0.635cm">
          <draw:text-box>
            <text:p text:style-name="P3"><text:span text:style-name="T2">Producción III</text:span></text:p>
          </draw:text-box>
        </draw:frame>
        <draw:frame draw:style-name="gr2" draw:text-style-name="P4" draw:layer="layout" svg:width="4.445cm" svg:height="0.962cm" svg:x="29.4cm" svg:y="0.635cm">
          <draw:text-box>
            <text:p text:style-name="P3"><text:span text:style-name="T2">D. Plantas</text:span></text:p>
          </draw:text-box>
        </draw:frame>
        <draw:frame draw:style-name="gr2" draw:text-style-name="P4" draw:layer="layout" svg:width="4.445cm" svg:height="0.962cm" svg:x="36.309cm" svg:y="0.635cm">
          <draw:text-box>
            <text:p text:style-name="P3"><text:span text:style-name="T2">C.T. Calidad</text:span></text:p>
          </draw:text-box>
        </draw:frame>
        <draw:custom-shape draw:style-name="gr4" draw:text-style-name="P2" xml:id="id2" draw:id="id2" draw:layer="layout" svg:width="3.493cm" svg:height="1.271cm" svg:x="7.961cm" svg:y="4.132cm">
          <text:p text:style-name="P1"><text:span text:style-name="T1">Shop floor contr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3" draw:id="id3" draw:layer="layout" svg:width="3.493cm" svg:height="1.271cm" svg:x="7.961cm" svg:y="6.436cm">
          <text:p text:style-name="P1"><text:span text:style-name="T1">Production </text:span><text:span text:style-name="T1">schedu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svg:x1="3.333cm" svg:y1="3.81cm" svg:x2="7.961cm" svg:y2="4.767cm" draw:start-shape="id1" draw:start-glue-point="2" draw:end-shape="id2" draw:end-glue-point="3" svg:d="M3333 3810v957h4628" svg:viewBox="0 0 4629 958">
          <text:p/>
        </draw:connector>
        <draw:connector draw:style-name="gr6" draw:text-style-name="P5" draw:layer="layout" svg:x1="9.707cm" svg:y1="5.403cm" svg:x2="9.707cm" svg:y2="6.436cm" draw:start-shape="id2" draw:start-glue-point="2" draw:end-shape="id3" draw:end-glue-point="0" svg:d="M9707 5403v1033" svg:viewBox="0 0 1 1034">
          <text:p/>
        </draw:connector>
        <draw:custom-shape draw:style-name="gr7" draw:text-style-name="P2" xml:id="id4" draw:id="id4" draw:layer="layout" svg:width="6.568cm" svg:height="1.484cm" svg:x="13.117cm" svg:y="8.041cm">
          <text:p text:style-name="P1"><text:span text:style-name="T1">Materials Requirement Plan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5" draw:layer="layout" svg:x1="9.707cm" svg:y1="7.707cm" svg:x2="13.117cm" svg:y2="8.783cm" draw:start-shape="id3" draw:start-glue-point="2" draw:end-shape="id4" draw:end-glue-point="3" svg:d="M9707 7707v1076h3410" svg:viewBox="0 0 3411 1077">
          <text:p/>
        </draw:connector>
        <draw:custom-shape draw:style-name="gr7" draw:text-style-name="P2" xml:id="id5" draw:id="id5" draw:layer="layout" svg:width="6.568cm" svg:height="1.484cm" svg:x="13.117cm" svg:y="10.542cm">
          <text:p text:style-name="P1"><text:span text:style-name="T1">Master Production Sched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5" draw:layer="layout" svg:x1="16.401cm" svg:y1="9.525cm" svg:x2="16.401cm" svg:y2="10.542cm" draw:start-shape="id4" draw:start-glue-point="2" draw:end-shape="id5" svg:d="M16401 9525v1017" svg:viewBox="0 0 1 1018">
          <text:p/>
        </draw:connector>
        <draw:custom-shape draw:style-name="gr10" draw:text-style-name="P2" xml:id="id6" draw:id="id6" draw:layer="layout" svg:width="6.568cm" svg:height="0.827cm" svg:x="13.117cm" svg:y="13.143cm">
          <text:p text:style-name="P1"><text:span text:style-name="T1">Aggregate </text:span><text:span text:style-name="T1">Plan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5" draw:layer="layout" svg:x1="16.401cm" svg:y1="12.026cm" svg:x2="16.401cm" svg:y2="13.143cm" draw:start-shape="id5" draw:start-glue-point="2" draw:end-shape="id6" draw:end-glue-point="0" svg:d="M16401 12026v1117" svg:viewBox="0 0 1 1118">
          <text:p/>
        </draw:connector>
        <draw:custom-shape draw:style-name="gr7" draw:text-style-name="P2" xml:id="id7" draw:id="id7" draw:layer="layout" svg:width="6.568cm" svg:height="1.484cm" svg:x="21.117cm" svg:y="14.142cm">
          <text:p text:style-name="P1"><text:span text:style-name="T1">Flexible </text:span><text:span text:style-name="T1">Manufacturing </text:span><text:span text:style-name="T1">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5" draw:layer="layout" svg:x1="16.401cm" svg:y1="13.97cm" svg:x2="21.117cm" svg:y2="14.884cm" draw:start-shape="id6" draw:start-glue-point="2" draw:end-shape="id7" draw:end-glue-point="3" svg:d="M16401 13970v914h4716" svg:viewBox="0 0 4717 915">
          <text:p/>
        </draw:connector>
        <draw:line draw:style-name="gr13" draw:text-style-name="P5" draw:layer="layout" svg:x1="28.285cm" svg:y1="0.638cm" svg:x2="28.257cm" svg:y2="19.685cm">
          <text:p/>
        </draw:line>
        <draw:custom-shape draw:style-name="gr14" draw:text-style-name="P2" xml:id="id8" draw:id="id8" draw:layer="layout" svg:width="5.072cm" svg:height="0.768cm" svg:x="29.086cm" svg:y="15.842cm">
          <text:p text:style-name="P1"><text:span text:style-name="T1">Facilities </text:span><text:span text:style-name="T1">lo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svg:x1="24.401cm" svg:y1="15.626cm" svg:x2="29.086cm" svg:y2="16.226cm" draw:start-shape="id7" draw:start-glue-point="2" draw:end-shape="id8" draw:end-glue-point="3" svg:d="M24401 15626v600h4685" svg:viewBox="0 0 4686 601">
          <text:p/>
        </draw:connector>
        <draw:custom-shape draw:style-name="gr14" draw:text-style-name="P2" xml:id="id9" draw:id="id9" draw:layer="layout" svg:width="5.072cm" svg:height="0.768cm" svg:x="29.086cm" svg:y="17.543cm">
          <text:p text:style-name="P1"><text:span text:style-name="T1">Facilities lay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5" draw:layer="layout" svg:x1="31.622cm" svg:y1="16.61cm" svg:x2="31.622cm" svg:y2="17.543cm" draw:start-shape="id8" draw:start-glue-point="2" draw:end-shape="id9" draw:end-glue-point="0" svg:d="M31622 16610v933" svg:viewBox="0 0 1 934">
          <text:p/>
        </draw:connector>
        <draw:line draw:style-name="gr13" draw:text-style-name="P5" draw:layer="layout" svg:x1="34.985cm" svg:y1="0.639cm" svg:x2="34.925cm" svg:y2="19.685cm">
          <text:p/>
        </draw:line>
        <draw:custom-shape draw:style-name="gr17" draw:text-style-name="P2" xml:id="id10" draw:id="id10" draw:layer="layout" svg:width="5.688cm" svg:height="0.768cm" svg:x="35.687cm" svg:y="18.543cm">
          <text:p text:style-name="P1"><text:span text:style-name="T1">Quality </text:span><text:span text:style-name="T1">assess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5" draw:layer="layout" svg:x1="31.622cm" svg:y1="18.311cm" svg:x2="35.687cm" svg:y2="18.927cm" draw:start-shape="id9" draw:start-glue-point="2" draw:end-shape="id10" draw:end-glue-point="3" svg:d="M31622 18311v616h4065" svg:viewBox="0 0 4066 617">
          <text:p/>
        </draw:connector>
        <draw:line draw:style-name="gr13" draw:text-style-name="P5" draw:layer="layout" svg:x1="20.385cm" svg:y1="0.639cm" svg:x2="20.357cm" svg:y2="19.686cm">
          <text:p/>
        </draw:line>
        <draw:line draw:style-name="gr13" draw:text-style-name="P5" draw:layer="layout" svg:x1="12.285cm" svg:y1="0.64cm" svg:x2="12.257cm" svg:y2="19.687cm">
          <text:p/>
        </draw:line>
        <draw:line draw:style-name="gr13" draw:text-style-name="P5" draw:layer="layout" svg:x1="7.085cm" svg:y1="0.641cm" svg:x2="7.057cm" svg:y2="19.688cm">
          <text:p/>
        </draw:line>
      </draw:page>
      <draw:page draw:name="page2" draw:style-name="dp1" draw:master-page-name="Default">
        <draw:custom-shape draw:style-name="gr19" draw:text-style-name="P8" draw:layer="layout" svg:width="23.813cm" svg:height="10.169cm" svg:x="2.578cm" svg:y="3.839cm">
          <text:p text:style-name="P6"><text:span text:style-name="T3">Módul</text:span><text:span text:style-name="T3">o I -</text:span><text:span text:style-name="T3">Progra</text:span><text:span text:style-name="T3">mació</text:span><text:span text:style-name="T3">n lineal </text:span><text:span text:style-name="T3">entera</text:span></text:p>
          <text:list text:style-name="L1">
            <text:list-item>
              <text:p text:style-name="P6"><text:span text:style-name="T4">Repas</text:span><text:span text:style-name="T4">o de </text:span><text:span text:style-name="T4">model</text:span><text:span text:style-name="T4">amien</text:span><text:span text:style-name="T4">to </text:span><text:span text:style-name="T4">algebr</text:span><text:span text:style-name="T4">aico</text:span></text:p>
            </text:list-item>
            <text:list-item>
              <text:p text:style-name="P6"><text:span text:style-name="T4">Introd</text:span><text:span text:style-name="T4">ucción </text:span><text:span text:style-name="T4">al </text:span><text:span text:style-name="T4">manej</text:span><text:span text:style-name="T4">o de </text:span><text:span text:style-name="T4">AMPL</text:span></text:p>
            </text:list-item>
            <text:list-item>
              <text:p text:style-name="P6"><text:span text:style-name="T4">Formu</text:span><text:span text:style-name="T4">lación </text:span><text:span text:style-name="T4">del </text:span><text:span text:style-name="T4">model</text:span><text:span text:style-name="T4">o </text:span><text:span text:style-name="T4">entero</text:span></text:p>
            </text:list-item>
            <text:list-item>
              <text:p text:style-name="P7"><text:span text:style-name="T4">Métod</text:span><text:span text:style-name="T4">o </text:span><text:span text:style-name="T4">gráfic</text:span><text:span text:style-name="T4">o</text:span></text:p>
            </text:list-item>
            <text:list-item>
              <text:p text:style-name="P7"><text:span text:style-name="T4">Algorit</text:span><text:span text:style-name="T4">mo de </text:span><text:span text:style-name="T4">Branc</text:span><text:span text:style-name="T4">h and </text:span><text:span text:style-name="T4">Bound</text:span></text:p>
            </text:list-item>
            <text:list-item>
              <text:p text:style-name="P7"><text:span text:style-name="T4">Algorit</text:span><text:span text:style-name="T4">mo </text:span><text:span text:style-name="T4">Corte</text:span><text:span text:style-name="T4">s de </text:span><text:span text:style-name="T4">Gomo</text:span><text:span text:style-name="T4">ry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8" draw:layer="layout" svg:width="23.813cm" svg:height="13.97cm" svg:x="2.578cm" svg:y="15.596cm">
          <text:p text:style-name="P6"><text:span text:style-name="T3">Módul</text:span><text:span text:style-name="T3">o III – </text:span><text:span text:style-name="T3">Optimi</text:span><text:span text:style-name="T3">zación </text:span><text:span text:style-name="T3">multio</text:span><text:span text:style-name="T3">bjetivo</text:span></text:p>
          <text:list text:style-name="L1">
            <text:list-item>
              <text:p text:style-name="P6"><text:span text:style-name="T4">Introd</text:span><text:span text:style-name="T4">ucción </text:span><text:span text:style-name="T4">a la </text:span><text:span text:style-name="T4">optimi</text:span><text:span text:style-name="T4">zación </text:span><text:span text:style-name="T4">por </text:span><text:span text:style-name="T4">objeto</text:span><text:span text:style-name="T4">s </text:span><text:span text:style-name="T4">múltipl</text:span><text:span text:style-name="T4">es</text:span></text:p>
            </text:list-item>
            <text:list-item>
              <text:p text:style-name="P6"><text:span text:style-name="T4">Model</text:span><text:span text:style-name="T4">amien</text:span><text:span text:style-name="T4">to </text:span><text:span text:style-name="T4">mate</text:span><text:span text:style-name="T4">mátic</text:span><text:span text:style-name="T4">o </text:span><text:span text:style-name="T4">usand</text:span><text:span text:style-name="T4">o </text:span><text:span text:style-name="T4">variab</text:span><text:span text:style-name="T4">les de </text:span><text:span text:style-name="T4">desvia</text:span><text:span text:style-name="T4">ción</text:span></text:p>
            </text:list-item>
            <text:list-item>
              <text:p text:style-name="P6"><text:span text:style-name="T4">Soluci</text:span><text:span text:style-name="T4">ón </text:span><text:span text:style-name="T4">media</text:span><text:span text:style-name="T4">nte </text:span><text:span text:style-name="T4">ponde</text:span><text:span text:style-name="T4">ración </text:span><text:span text:style-name="T4">de las </text:span><text:span text:style-name="T4">metas</text:span></text:p>
            </text:list-item>
            <text:list-item>
              <text:p text:style-name="P6"><text:span text:style-name="T4">Metas </text:span><text:span text:style-name="T4">lexico</text:span><text:span text:style-name="T4">gráfic</text:span><text:span text:style-name="T4">as</text:span></text:p>
            </text:list-item>
            <text:list-item>
              <text:p text:style-name="P6"><text:span text:style-name="T4">Estrat</text:span><text:span text:style-name="T4">egia </text:span><text:span text:style-name="T4">bi-</text:span><text:span text:style-name="T4">objetiv</text:span><text:span text:style-name="T4">o </text:span><text:span text:style-name="T4">usand</text:span><text:span text:style-name="T4">o </text:span><text:span text:style-name="T4">Epsilo</text:span><text:span text:style-name="T4">n </text:span><text:span text:style-name="T4">Const</text:span><text:span text:style-name="T4">raint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8" draw:layer="layout" svg:width="23.813cm" svg:height="10.277cm" svg:x="27.712cm" svg:y="3.731cm">
          <text:p text:style-name="P6"><text:span text:style-name="T3">Módulo II </text:span><text:span text:style-name="T3">– </text:span><text:span text:style-name="T3">Programa</text:span><text:span text:style-name="T3">ción </text:span><text:span text:style-name="T3">dinámica</text:span></text:p>
          <text:list text:style-name="L1">
            <text:list-item>
              <text:p text:style-name="P7"><text:span text:style-name="T4">Introducc</text:span><text:span text:style-name="T4">ión a la </text:span><text:span text:style-name="T4">program</text:span><text:span text:style-name="T4">ación </text:span><text:span text:style-name="T4">dinámica</text:span></text:p>
            </text:list-item>
            <text:list-item>
              <text:p text:style-name="P6"><text:span text:style-name="T4">Problem</text:span><text:span text:style-name="T4">a de </text:span><text:span text:style-name="T4">diligenci</text:span><text:span text:style-name="T4">a</text:span></text:p>
            </text:list-item>
            <text:list-item>
              <text:p text:style-name="P6"><text:span text:style-name="T4">Cargue </text:span><text:span text:style-name="T4">del </text:span><text:span text:style-name="T4">buque</text:span></text:p>
            </text:list-item>
            <text:list-item>
              <text:p text:style-name="P6"><text:span text:style-name="T4">Uso de </text:span><text:span text:style-name="T4">probabili</text:span><text:span text:style-name="T4">dades</text:span></text:p>
            </text:list-item>
            <text:list-item>
              <text:p text:style-name="P6"><text:span text:style-name="T4">Reempla</text:span><text:span text:style-name="T4">zo de </text:span><text:span text:style-name="T4">equipos</text:span></text:p>
            </text:list-item>
            <text:list-item>
              <text:p text:style-name="P6"><text:span text:style-name="T4">Program</text:span><text:span text:style-name="T4">ación de </text:span><text:span text:style-name="T4">producci</text:span><text:span text:style-name="T4">ón e </text:span><text:span text:style-name="T4">inventari</text:span><text:span text:style-name="T4">o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8" draw:layer="layout" svg:width="23.813cm" svg:height="13.97cm" svg:x="27.712cm" svg:y="15.596cm">
          <text:p text:style-name="P6"><text:span text:style-name="T3">Módulo IV – Heurísticas y metaheurísticas</text:span></text:p>
          <text:list text:style-name="L1">
            <text:list-item>
              <text:p text:style-name="P7"><text:span text:style-name="T4">Identificación y diseño de heurísticas para el problema de la mochila, problema del agente viaje y secuenciamiento de tareas</text:span></text:p>
            </text:list-item>
            <text:list-item>
              <text:p text:style-name="P6"><text:span text:style-name="T4">Algoritmo genético como estrategia metaheurística para explorar espacios de soluciones</text:span></text:p>
            </text:list-item>
            <text:list-item>
              <text:p text:style-name="P6"><text:span text:style-name="T4">Introducción a los problemas de optimización no lineale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Default">
        <draw:line draw:style-name="gr13" draw:text-style-name="P5" draw:layer="layout" svg:x1="9.87cm" svg:y1="0.952cm" svg:x2="9.842cm" svg:y2="17.462cm">
          <text:p/>
        </draw:line>
        <draw:frame draw:style-name="gr22" draw:text-style-name="P9" draw:layer="layout" svg:width="7.778cm" svg:height="1.673cm" svg:x="1.016cm" svg:y="0.966cm">
          <draw:text-box>
            <text:p text:style-name="P3"><text:span text:style-name="T5">Mundo real</text:span></text:p>
          </draw:text-box>
        </draw:frame>
        <draw:frame draw:style-name="gr22" draw:text-style-name="P9" draw:layer="layout" svg:width="12.242cm" svg:height="1.673cm" svg:x="18.238cm" svg:y="0.966cm">
          <draw:text-box>
            <text:p text:style-name="P3"><text:span text:style-name="T5">Mundo matemático</text:span></text:p>
          </draw:text-box>
        </draw:frame>
        <draw:custom-shape draw:style-name="gr23" draw:text-style-name="P2" xml:id="id11" draw:id="id11" draw:layer="layout" svg:width="6.35cm" svg:height="4.341cm" svg:x="1.73cm" svg:y="4.445cm">
          <text:p text:style-name="P1"><text:span text:style-name="T4">Problema del mundo re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" xml:id="id12" draw:id="id12" draw:layer="layout" svg:width="8.573cm" svg:height="3.707cm" svg:x="13.176cm" svg:y="4.762cm">
          <text:p text:style-name="P1"><text:span text:style-name="T4">Problema del mundo matemátic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" xml:id="id13" draw:id="id13" draw:layer="layout" svg:width="8.573cm" svg:height="2.54cm" svg:x="29.051cm" svg:y="5.345cm">
          <text:p text:style-name="P1"><text:span text:style-name="T4">Realizar suposicio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" xml:id="id14" draw:id="id14" draw:layer="layout" svg:width="12.065cm" svg:height="6.798cm" svg:x="27.305cm" svg:y="11.034cm">
          <text:p text:style-name="P1"><text:span text:style-name="T4">Identificar/construir modelos matemáticos (ecuaciones, gráficas, etc...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xml:id="id15" draw:id="id15" draw:layer="layout" svg:width="12.065cm" svg:height="3.81cm" svg:x="11.43cm" svg:y="12.528cm">
          <text:p text:style-name="P1"><text:span text:style-name="T4">Interpretar soluciones/resultados con dat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xml:id="id16" draw:id="id16" draw:layer="layout" svg:width="6.568cm" svg:height="5.342cm" svg:x="1.621cm" svg:y="11.762cm">
          <text:p text:style-name="P1"><text:span text:style-name="T4">Solución para el mundo re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9" draw:text-style-name="P5" draw:layer="layout" svg:x1="8.08cm" svg:y1="6.615cm" svg:x2="13.176cm" svg:y2="6.615cm" draw:start-shape="id11" draw:start-glue-point="1" draw:end-shape="id12" draw:end-glue-point="3" svg:d="M8080 6615h5096" svg:viewBox="0 0 5097 1">
          <text:p/>
        </draw:connector>
        <draw:connector draw:style-name="gr30" draw:text-style-name="P5" draw:layer="layout" svg:x1="21.749cm" svg:y1="6.615cm" svg:x2="29.051cm" svg:y2="6.615cm" draw:start-shape="id12" draw:start-glue-point="1" draw:end-shape="id13" draw:end-glue-point="3" svg:d="M21749 6615h7302" svg:viewBox="0 0 7303 1">
          <text:p/>
        </draw:connector>
        <draw:connector draw:style-name="gr31" draw:text-style-name="P5" draw:layer="layout" svg:x1="33.337cm" svg:y1="7.885cm" svg:x2="33.337cm" svg:y2="11.034cm" draw:start-shape="id13" draw:start-glue-point="2" draw:end-shape="id14" draw:end-glue-point="0" svg:d="M33337 7885v3149" svg:viewBox="0 0 1 3150">
          <text:p/>
        </draw:connector>
        <draw:connector draw:style-name="gr32" draw:text-style-name="P5" draw:layer="layout" svg:x1="27.305cm" svg:y1="14.433cm" svg:x2="23.495cm" svg:y2="14.433cm" draw:start-shape="id14" draw:start-glue-point="3" draw:end-shape="id15" draw:end-glue-point="1" svg:d="M27305 14433h-3810" svg:viewBox="0 0 3811 1">
          <text:p/>
        </draw:connector>
        <draw:connector draw:style-name="gr33" draw:text-style-name="P5" draw:layer="layout" svg:x1="11.43cm" svg:y1="14.433cm" svg:x2="8.189cm" svg:y2="14.433cm" draw:start-shape="id15" draw:start-glue-point="3" draw:end-shape="id16" draw:end-glue-point="1" svg:d="M11430 14433h-3241" svg:viewBox="0 0 3242 1">
          <text:p/>
        </draw:connector>
        <draw:connector draw:style-name="gr34" draw:text-style-name="P5" draw:layer="layout" svg:x1="4.905cm" svg:y1="11.762cm" svg:x2="4.905cm" svg:y2="8.786cm" draw:start-shape="id16" draw:start-glue-point="0" draw:end-shape="id11" draw:end-glue-point="2" svg:d="M4905 11762v-2976" svg:viewBox="0 0 1 2977">
          <text:p/>
        </draw:connector>
      </draw:page>
      <draw:page draw:name="page4" draw:style-name="dp1" draw:master-page-name="Default">
        <draw:custom-shape draw:style-name="gr35" draw:text-style-name="P5" draw:layer="layout" svg:width="5.715cm" svg:height="5.725cm" svg:x="11.469cm" svg:y="20.66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5.715cm" svg:height="5.715cm" svg:x="11.469cm" svg:y="14.9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0" draw:layer="layout" svg:width="11.43cm" svg:height="5.715cm" svg:x="8.611cm" svg:y="9.24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11.43cm" svg:height="5.715cm" svg:x="28.613cm" svg:y="20.6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5" draw:layer="layout" svg:width="5.715cm" svg:height="5.725cm" svg:x="11.469cm" svg:y="26.36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11.43cm" svg:height="5.715cm" svg:x="28.613cm" svg:y="14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5" draw:layer="layout" svg:width="5.715cm" svg:height="5.725cm" svg:x="31.369cm" svg:y="26.36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5" draw:layer="layout" svg:width="5.715cm" svg:height="5.725cm" svg:x="34.369cm" svg:y="9.166cm">
          <text:p/>
          <draw:enhanced-geometry svg:viewBox="0 0 21600 21600" draw:type="rectangle" draw:enhanced-path="M 0 0 L 21600 0 21600 21600 0 21600 0 0 Z N"/>
        </draw:custom-shape>
        <draw:frame draw:style-name="gr39" draw:text-style-name="P12" draw:layer="layout" svg:width="16.51cm" svg:height="3.088cm" svg:x="6.071cm" svg:y="31.886cm">
          <draw:text-box>
            <text:p text:style-name="P11"><text:span text:style-name="T6">Mesa = $16</text:span></text:p>
          </draw:text-box>
        </draw:frame>
        <draw:custom-shape draw:style-name="gr40" draw:text-style-name="P10" draw:layer="layout" svg:width="1.587cm" svg:height="0.868cm" svg:x="9.246cm" svg:y="8.29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0" draw:layer="layout" svg:width="1.587cm" svg:height="0.868cm" svg:x="12.146cm" svg:y="8.29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0" draw:layer="layout" svg:width="1.587cm" svg:height="0.868cm" svg:x="14.946cm" svg:y="8.29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0" draw:layer="layout" svg:width="1.587cm" svg:height="0.868cm" svg:x="17.846cm" svg:y="8.29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0" draw:layer="layout" svg:width="1.587cm" svg:height="0.868cm" svg:x="35.046cm" svg:y="8.29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0" draw:layer="layout" svg:width="1.587cm" svg:height="0.868cm" svg:x="37.746cm" svg:y="8.29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0" draw:layer="layout" svg:width="1.587cm" svg:height="0.868cm" svg:x="29.346cm" svg:y="13.99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0" draw:layer="layout" svg:width="1.587cm" svg:height="0.868cm" svg:x="32.046cm" svg:y="13.993cm">
          <text:p/>
          <draw:enhanced-geometry svg:viewBox="0 0 21600 21600" draw:type="rectangle" draw:enhanced-path="M 0 0 L 21600 0 21600 21600 0 21600 0 0 Z N"/>
        </draw:custom-shape>
        <draw:frame draw:style-name="gr39" draw:text-style-name="P12" draw:layer="layout" svg:width="16.51cm" svg:height="3.088cm" svg:x="25.771cm" svg:y="31.886cm">
          <draw:text-box>
            <text:p text:style-name="P11"><text:span text:style-name="T6">Silla = $13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991cm" fo:margin-bottom="0.991cm" fo:margin-left="0.991cm" fo:margin-right="0.99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8T13:28:13.072074460</meta:creation-date>
    <meta:editing-duration>PT18H8M34S</meta:editing-duration>
    <meta:editing-cycles>10</meta:editing-cycles>
    <meta:generator>LibreOffice/7.4.7.2$Linux_X86_64 LibreOffice_project/40$Build-2</meta:generator>
    <dc:date>2025-02-10T05:15:12.183578881</dc:date>
    <dc:creator>Sebastián Blandón Londoño</dc:creator>
    <meta:document-statistic meta:object-count="67"/>
  </office:meta>
</office:document-meta>
</file>